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edEventIterator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EventIterator.nex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EventIterator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Even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EventIterator.fetch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teredEvent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teredEventIterator.FilteredEventIterator( EventBundle events , EventFilter filter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edEvent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EventIterator.skip( long skip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